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ec24" officeooo:paragraph-rsid="0009ec2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ec24" officeooo:paragraph-rsid="0009ec2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9ec24" officeooo:paragraph-rsid="0009ec2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ec24" officeooo:paragraph-rsid="0009ec2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b57be" officeooo:paragraph-rsid="000b57be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_BD</text:p>
      <text:p text:style-name="P1"/>
      <text:p text:style-name="P3">But : <text:tab/><text:span text:style-name="T1">Avoir un interface qui nous facilite l’écriture et la lecture dans la base de <text:tab/>donnée centrale</text:span></text:p>
      <text:p text:style-name="P2"/>
      <text:p text:style-name="P3">Architecture </text:p>
      <text:p text:style-name="P3"/>
      <text:p text:style-name="P2">Correspondra à un wrapper pour base de donnée SQL.</text:p>
      <text:p text:style-name="P2">Chaque table sera vue comme une classe d’objet et chaque ligne comme une instance de cette classe.</text:p>
      <text:p text:style-name="P2">L’écriture ne commencera qu’après avoir lancé une méthode ‘commit’.</text:p>
      <text:p text:style-name="P2"/>
      <text:p text:style-name="P2">Dans le cadre de ce projet, nous utiliserons les outils proposés par Django.</text:p>
      <text:p text:style-name="P5">Il faudra aussi que cette connexion soit sécurisés car il faudra pouvoir récupérer des données sensibles afin de lancer des processus dans d’autres machi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0:05:36.624916790</meta:creation-date>
    <dc:date>2022-03-24T21:38:49.389041137</dc:date>
    <meta:editing-duration>PT9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92" meta:character-count="568" meta:non-whitespace-character-count="481"/>
  </office:meta>
</office:document-meta>
</file>